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protect="size"/>
    </style:style>
    <style:style style:name="gr2" style:family="graphic" style:parent-style-name="objectwithoutfill">
      <style:graphic-properties draw:fill="none" draw:textarea-vertical-align="middle" style:protect="siz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0.2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0.412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5cm"/>
      <style:paragraph-properties style:writing-mode="tb-rl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1cm"/>
      <style:paragraph-properties style:writing-mode="tb-rl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6cm"/>
      <style:paragraph-properties style:writing-mode="tb-rl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2cm"/>
      <style:paragraph-properties style:writing-mode="tb-rl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1cm"/>
      <style:paragraph-properties style:writing-mode="tb-r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11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cm"/>
    </style:style>
    <style:style style:name="gr17" style:family="graphic" style:parent-style-name="standard">
      <style:graphic-properties draw:stroke="none" svg:stroke-color="#000000" draw:fill="none" draw:fill-color="#ffffff" fo:min-height="1.1cm"/>
    </style:style>
    <style:style style:name="gr18" style:family="graphic" style:parent-style-name="standard">
      <style:graphic-properties draw:stroke="none" svg:stroke-color="#000000" draw:fill="none" draw:fill-color="#ffffff" fo:min-height="0.9cm"/>
    </style:style>
    <style:style style:name="gr19" style:family="graphic" style:parent-style-name="standard">
      <style:graphic-properties draw:stroke="none" svg:stroke-color="#000000" draw:fill="none" draw:fill-color="#ffffff" fo:min-height="0.4cm"/>
    </style:style>
    <style:style style:name="gr20" style:family="graphic" style:parent-style-name="standard">
      <style:graphic-properties draw:stroke="none" svg:stroke-color="#000000" draw:fill="none" draw:fill-color="#ffffff" fo:min-height="0.6cm"/>
    </style:style>
    <style:style style:name="gr21" style:family="graphic" style:parent-style-name="standard">
      <style:graphic-properties draw:stroke="none" svg:stroke-color="#000000" draw:fill="none" draw:fill-color="#ffffff" fo:min-height="0.3cm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style:writing-mode="tb-rl"/>
      <style:text-properties fo:font-size="12pt" style:font-size-asian="12pt" style:font-size-complex="12pt"/>
    </style:style>
    <style:style style:name="P5" style:family="paragraph">
      <style:paragraph-properties style:writing-mode="tb-rl"/>
      <style:text-properties fo:font-size="12pt" style:font-size-asian="18pt" style:font-weight-asian="250" style:font-size-complex="18pt"/>
    </style:style>
    <style:style style:name="P6" style:family="paragraph">
      <style:text-properties fo:font-size="12pt" style:font-size-asian="18pt" style:font-weight-asian="250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style:writing-mode="tb-rl"/>
      <style:text-properties fo:font-size="12pt" style:font-size-asian="12pt" style:font-weight-asian="250" style:font-size-complex="12pt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8pt" style:font-weight-asian="250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weight-asian="250" style:font-size-complex="1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3cm" svg:x="3.84cm" svg:y="5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4cm" svg:y1="5.501cm" svg:x2="4.84cm" svg:y2="8.501cm">
          <text:p/>
        </draw:line>
        <draw:line draw:style-name="gr2" draw:text-style-name="P1" draw:layer="layout" svg:x1="5.84cm" svg:y1="5.501cm" svg:x2="5.84cm" svg:y2="8.501cm">
          <text:p/>
        </draw:line>
        <draw:line draw:style-name="gr2" draw:text-style-name="P1" draw:layer="layout" svg:x1="3.84cm" svg:y1="6.501cm" svg:x2="6.84cm" svg:y2="6.501cm">
          <text:p/>
        </draw:line>
        <draw:line draw:style-name="gr2" draw:text-style-name="P1" draw:layer="layout" svg:x1="3.84cm" svg:y1="7.501cm" svg:x2="6.84cm" svg:y2="7.501cm">
          <text:p/>
        </draw:line>
        <draw:frame draw:style-name="gr3" draw:text-style-name="P2" draw:layer="layout" svg:width="0.8cm" svg:height="1.098cm" svg:x="3.94cm" svg:y="5.601cm">
          <draw:text-box>
            <text:p/>
          </draw:text-box>
        </draw:frame>
        <draw:custom-shape draw:style-name="gr1" draw:text-style-name="P1" draw:layer="layout" svg:width="3cm" svg:height="3cm" svg:x="3.94cm" svg:y="12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4cm" svg:y1="12.101cm" svg:x2="4.94cm" svg:y2="15.101cm">
          <text:p/>
        </draw:line>
        <draw:line draw:style-name="gr2" draw:text-style-name="P1" draw:layer="layout" svg:x1="5.94cm" svg:y1="12.101cm" svg:x2="5.94cm" svg:y2="15.101cm">
          <text:p/>
        </draw:line>
        <draw:line draw:style-name="gr2" draw:text-style-name="P1" draw:layer="layout" svg:x1="3.94cm" svg:y1="13.101cm" svg:x2="6.94cm" svg:y2="13.101cm">
          <text:p/>
        </draw:line>
        <draw:line draw:style-name="gr2" draw:text-style-name="P1" draw:layer="layout" svg:x1="3.94cm" svg:y1="14.101cm" svg:x2="6.94cm" svg:y2="14.101cm">
          <text:p/>
        </draw:line>
        <draw:frame draw:style-name="gr3" draw:text-style-name="P2" draw:layer="layout" svg:width="0.8cm" svg:height="1.098cm" svg:x="4.04cm" svg:y="12.201cm">
          <draw:text-box>
            <text:p/>
          </draw:text-box>
        </draw:frame>
        <draw:custom-shape draw:style-name="gr1" draw:text-style-name="P1" draw:layer="layout" svg:width="3cm" svg:height="3cm" svg:x="3.94cm" svg:y="18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4cm" svg:y1="18.501cm" svg:x2="4.94cm" svg:y2="21.501cm">
          <text:p/>
        </draw:line>
        <draw:line draw:style-name="gr2" draw:text-style-name="P1" draw:layer="layout" svg:x1="5.94cm" svg:y1="18.501cm" svg:x2="5.94cm" svg:y2="21.501cm">
          <text:p/>
        </draw:line>
        <draw:line draw:style-name="gr2" draw:text-style-name="P1" draw:layer="layout" svg:x1="3.94cm" svg:y1="19.501cm" svg:x2="6.94cm" svg:y2="19.501cm">
          <text:p/>
        </draw:line>
        <draw:line draw:style-name="gr2" draw:text-style-name="P1" draw:layer="layout" svg:x1="3.94cm" svg:y1="20.501cm" svg:x2="6.94cm" svg:y2="20.501cm">
          <text:p/>
        </draw:line>
        <draw:frame draw:style-name="gr3" draw:text-style-name="P2" draw:layer="layout" svg:width="0.8cm" svg:height="1.098cm" svg:x="4.04cm" svg:y="18.601cm">
          <draw:text-box>
            <text:p/>
          </draw:text-box>
        </draw:frame>
        <draw:frame draw:style-name="gr4" draw:layer="layout" svg:width="2.4cm" svg:height="0.962cm" svg:x="2.64cm" svg:y="3.739cm">
          <draw:text-box>
            <text:p>1段目</text:p>
          </draw:text-box>
        </draw:frame>
        <draw:frame draw:style-name="gr5" draw:layer="layout" svg:width="2.4cm" svg:height="0.962cm" svg:x="2.74cm" svg:y="10.001cm">
          <draw:text-box>
            <text:p>2段目</text:p>
          </draw:text-box>
        </draw:frame>
        <draw:frame draw:style-name="gr6" draw:layer="layout" svg:width="2.8cm" svg:height="0.962cm" svg:x="2.64cm" svg:y="16.701cm">
          <draw:text-box>
            <text:p>3段目</text:p>
          </draw:text-box>
        </draw:frame>
        <draw:frame draw:style-name="gr7" draw:text-style-name="P3" draw:layer="layout" svg:width="1.9cm" svg:height="0.806cm" svg:x="4.54cm" svg:y="4.701cm">
          <draw:text-box>
            <text:p><text:span text:style-name="T1">Back</text:span></text:p>
          </draw:text-box>
        </draw:frame>
        <draw:frame draw:style-name="gr7" draw:text-style-name="P3" draw:layer="layout" svg:width="1.9cm" svg:height="0.806cm" svg:x="4.64cm" svg:y="11.195cm">
          <draw:text-box>
            <text:p><text:span text:style-name="T1">Back</text:span></text:p>
          </draw:text-box>
        </draw:frame>
        <draw:frame draw:style-name="gr8" draw:text-style-name="P3" draw:layer="layout" svg:width="1.9cm" svg:height="1.2cm" svg:x="4.64cm" svg:y="17.695cm">
          <draw:text-box>
            <text:p><text:span text:style-name="T1">Back</text:span></text:p>
          </draw:text-box>
        </draw:frame>
        <draw:frame draw:style-name="gr9" draw:text-style-name="P4" draw:layer="layout" svg:width="1cm" svg:height="2cm" svg:x="6.84cm" svg:y="6.101cm">
          <draw:text-box>
            <text:p text:style-name="P4"><text:span text:style-name="T2">Right</text:span></text:p>
          </draw:text-box>
        </draw:frame>
        <draw:frame draw:style-name="gr9" draw:text-style-name="P4" draw:layer="layout" svg:width="1cm" svg:height="2cm" svg:x="7.04cm" svg:y="12.801cm">
          <draw:text-box>
            <text:p text:style-name="P4"><text:span text:style-name="T2">Right</text:span></text:p>
          </draw:text-box>
        </draw:frame>
        <draw:frame draw:style-name="gr10" draw:text-style-name="P4" draw:layer="layout" svg:width="1.6cm" svg:height="2cm" svg:x="6.54cm" svg:y="19.001cm">
          <draw:text-box>
            <text:p text:style-name="P4"><text:span text:style-name="T2">Right</text:span></text:p>
          </draw:text-box>
        </draw:frame>
        <draw:frame draw:style-name="gr11" draw:text-style-name="P5" draw:layer="layout" svg:width="1.1cm" svg:height="1.9cm" svg:x="2.44cm" svg:y="6.101cm">
          <draw:text-box>
            <text:p text:style-name="P5"><text:span text:style-name="T3">Left</text:span></text:p>
          </draw:text-box>
        </draw:frame>
        <draw:frame draw:style-name="gr12" draw:text-style-name="P5" draw:layer="layout" svg:width="0.971cm" svg:height="1.9cm" svg:x="2.669cm" svg:y="12.701cm">
          <draw:text-box>
            <text:p text:style-name="P5"><text:span text:style-name="T3">Left</text:span></text:p>
          </draw:text-box>
        </draw:frame>
        <draw:frame draw:style-name="gr13" draw:text-style-name="P5" draw:layer="layout" svg:width="0.971cm" svg:height="1.9cm" svg:x="2.769cm" svg:y="19.101cm">
          <draw:text-box>
            <text:p text:style-name="P5"><text:span text:style-name="T3">Left</text:span></text:p>
          </draw:text-box>
        </draw:frame>
        <draw:frame draw:style-name="gr7" draw:text-style-name="P6" draw:layer="layout" svg:width="2.4cm" svg:height="0.75cm" svg:x="4.34cm" svg:y="21.851cm">
          <draw:text-box>
            <text:p><text:span text:style-name="T3">Front</text:span></text:p>
          </draw:text-box>
        </draw:frame>
        <draw:frame draw:style-name="gr7" draw:text-style-name="P6" draw:layer="layout" svg:width="2.4cm" svg:height="0.75cm" svg:x="4.34cm" svg:y="15.251cm">
          <draw:text-box>
            <text:p><text:span text:style-name="T3">Front</text:span></text:p>
          </draw:text-box>
        </draw:frame>
        <draw:frame draw:style-name="gr7" draw:text-style-name="P6" draw:layer="layout" svg:width="2.4cm" svg:height="0.75cm" svg:x="4.24cm" svg:y="9.001cm">
          <draw:text-box>
            <text:p><text:span text:style-name="T3">Front</text:span></text:p>
          </draw:text-box>
        </draw:frame>
        <draw:frame draw:style-name="gr14" draw:text-style-name="P7" draw:layer="layout" svg:width="1.188cm" svg:height="0.645cm" svg:x="3.74cm" svg:y="5.615cm">
          <draw:text-box>
            <text:p><text:span text:style-name="T4">ULB</text:span></text:p>
          </draw:text-box>
        </draw:frame>
        <draw:frame draw:style-name="gr15" draw:layer="layout" svg:width="5.1cm" svg:height="11.35cm" svg:x="-2.7cm" svg:y="1.6cm">
          <draw:text-box>
            <text:p/>
          </draw:text-box>
        </draw:frame>
        <draw:custom-shape draw:style-name="gr1" draw:text-style-name="P1" draw:layer="layout" svg:width="3cm" svg:height="3cm" svg:x="15.7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7cm" svg:y1="4.9cm" svg:x2="16.7cm" svg:y2="7.9cm">
          <text:p/>
        </draw:line>
        <draw:line draw:style-name="gr2" draw:text-style-name="P1" draw:layer="layout" svg:x1="17.7cm" svg:y1="4.9cm" svg:x2="17.7cm" svg:y2="7.9cm">
          <text:p/>
        </draw:line>
        <draw:line draw:style-name="gr2" draw:text-style-name="P1" draw:layer="layout" svg:x1="15.7cm" svg:y1="5.9cm" svg:x2="18.7cm" svg:y2="5.9cm">
          <text:p/>
        </draw:line>
        <draw:line draw:style-name="gr2" draw:text-style-name="P1" draw:layer="layout" svg:x1="15.7cm" svg:y1="6.9cm" svg:x2="18.7cm" svg:y2="6.9cm">
          <text:p/>
        </draw:line>
        <draw:frame draw:style-name="gr3" draw:text-style-name="P2" draw:layer="layout" svg:width="0.8cm" svg:height="1.098cm" svg:x="15.8cm" svg:y="5cm">
          <draw:text-box>
            <text:p/>
          </draw:text-box>
        </draw:frame>
        <draw:custom-shape draw:style-name="gr1" draw:text-style-name="P1" draw:layer="layout" svg:width="3cm" svg:height="3cm" svg:x="15.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8cm" svg:y1="11.5cm" svg:x2="16.8cm" svg:y2="14.5cm">
          <text:p/>
        </draw:line>
        <draw:line draw:style-name="gr2" draw:text-style-name="P1" draw:layer="layout" svg:x1="17.8cm" svg:y1="11.5cm" svg:x2="17.8cm" svg:y2="14.5cm">
          <text:p/>
        </draw:line>
        <draw:line draw:style-name="gr2" draw:text-style-name="P1" draw:layer="layout" svg:x1="15.8cm" svg:y1="12.5cm" svg:x2="18.8cm" svg:y2="12.5cm">
          <text:p/>
        </draw:line>
        <draw:line draw:style-name="gr2" draw:text-style-name="P1" draw:layer="layout" svg:x1="15.8cm" svg:y1="13.5cm" svg:x2="18.8cm" svg:y2="13.5cm">
          <text:p/>
        </draw:line>
        <draw:frame draw:style-name="gr3" draw:text-style-name="P2" draw:layer="layout" svg:width="0.8cm" svg:height="1.098cm" svg:x="15.9cm" svg:y="11.6cm">
          <draw:text-box>
            <text:p/>
          </draw:text-box>
        </draw:frame>
        <draw:custom-shape draw:style-name="gr1" draw:text-style-name="P1" draw:layer="layout" svg:width="3cm" svg:height="3cm" svg:x="15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8cm" svg:y1="17.9cm" svg:x2="16.8cm" svg:y2="20.9cm">
          <text:p/>
        </draw:line>
        <draw:line draw:style-name="gr2" draw:text-style-name="P1" draw:layer="layout" svg:x1="17.8cm" svg:y1="17.9cm" svg:x2="17.8cm" svg:y2="20.9cm">
          <text:p/>
        </draw:line>
        <draw:line draw:style-name="gr2" draw:text-style-name="P1" draw:layer="layout" svg:x1="15.8cm" svg:y1="18.9cm" svg:x2="18.8cm" svg:y2="18.9cm">
          <text:p/>
        </draw:line>
        <draw:line draw:style-name="gr2" draw:text-style-name="P1" draw:layer="layout" svg:x1="15.8cm" svg:y1="19.9cm" svg:x2="18.8cm" svg:y2="19.9cm">
          <text:p/>
        </draw:line>
        <draw:frame draw:style-name="gr3" draw:text-style-name="P2" draw:layer="layout" svg:width="0.8cm" svg:height="1.098cm" svg:x="15.9cm" svg:y="18cm">
          <draw:text-box>
            <text:p/>
          </draw:text-box>
        </draw:frame>
        <draw:frame draw:style-name="gr4" draw:layer="layout" svg:width="2.4cm" svg:height="0.962cm" svg:x="14.5cm" svg:y="3.138cm">
          <draw:text-box>
            <text:p>1段目</text:p>
          </draw:text-box>
        </draw:frame>
        <draw:frame draw:style-name="gr5" draw:layer="layout" svg:width="2.4cm" svg:height="0.962cm" svg:x="14.6cm" svg:y="9.4cm">
          <draw:text-box>
            <text:p>2段目</text:p>
          </draw:text-box>
        </draw:frame>
        <draw:frame draw:style-name="gr6" draw:layer="layout" svg:width="2.8cm" svg:height="0.962cm" svg:x="14.5cm" svg:y="16.1cm">
          <draw:text-box>
            <text:p>3段目</text:p>
          </draw:text-box>
        </draw:frame>
        <draw:frame draw:style-name="gr7" draw:text-style-name="P8" draw:layer="layout" svg:width="3.2cm" svg:height="0.75cm" svg:x="16.4cm" svg:y="4.1cm">
          <draw:text-box>
            <text:p><text:span text:style-name="T2">Back(</text:span><text:span text:style-name="T2">黄</text:span><text:span text:style-name="T2">)</text:span></text:p>
          </draw:text-box>
        </draw:frame>
        <draw:frame draw:style-name="gr7" draw:text-style-name="P3" draw:layer="layout" svg:width="1.9cm" svg:height="0.806cm" svg:x="16.5cm" svg:y="10.594cm">
          <draw:text-box>
            <text:p><text:span text:style-name="T1">Back</text:span></text:p>
          </draw:text-box>
        </draw:frame>
        <draw:frame draw:style-name="gr8" draw:text-style-name="P3" draw:layer="layout" svg:width="1.9cm" svg:height="1.2cm" svg:x="16.5cm" svg:y="17.094cm">
          <draw:text-box>
            <text:p><text:span text:style-name="T1">Back</text:span></text:p>
          </draw:text-box>
        </draw:frame>
        <draw:frame draw:style-name="gr9" draw:text-style-name="P4" draw:layer="layout" svg:width="1cm" svg:height="3.5cm" svg:x="19.041cm" svg:y="4.9cm">
          <draw:text-box>
            <text:p text:style-name="P4"><text:span text:style-name="T2">Right(</text:span><text:span text:style-name="T2">赤</text:span><text:span text:style-name="T2">)</text:span></text:p>
          </draw:text-box>
        </draw:frame>
        <draw:frame draw:style-name="gr9" draw:text-style-name="P4" draw:layer="layout" svg:width="1cm" svg:height="2cm" svg:x="18.9cm" svg:y="12.2cm">
          <draw:text-box>
            <text:p text:style-name="P4"><text:span text:style-name="T2">Right</text:span></text:p>
          </draw:text-box>
        </draw:frame>
        <draw:frame draw:style-name="gr10" draw:text-style-name="P4" draw:layer="layout" svg:width="1.6cm" svg:height="2cm" svg:x="18.4cm" svg:y="18.4cm">
          <draw:text-box>
            <text:p text:style-name="P4"><text:span text:style-name="T2">Right</text:span></text:p>
          </draw:text-box>
        </draw:frame>
        <draw:frame draw:style-name="gr11" draw:text-style-name="P9" draw:layer="layout" svg:width="1.395cm" svg:height="2.2cm" svg:x="14.205cm" svg:y="5.5cm">
          <draw:text-box>
            <text:p text:style-name="P9"><text:span text:style-name="T5">Left(</text:span><text:span text:style-name="T5">橙）</text:span></text:p>
          </draw:text-box>
        </draw:frame>
        <draw:frame draw:style-name="gr12" draw:text-style-name="P5" draw:layer="layout" svg:width="0.971cm" svg:height="1.9cm" svg:x="14.529cm" svg:y="12.1cm">
          <draw:text-box>
            <text:p text:style-name="P5"><text:span text:style-name="T3">Left</text:span></text:p>
          </draw:text-box>
        </draw:frame>
        <draw:frame draw:style-name="gr13" draw:text-style-name="P5" draw:layer="layout" svg:width="0.971cm" svg:height="1.9cm" svg:x="14.629cm" svg:y="18.5cm">
          <draw:text-box>
            <text:p text:style-name="P5"><text:span text:style-name="T3">Left</text:span></text:p>
          </draw:text-box>
        </draw:frame>
        <draw:frame draw:style-name="gr7" draw:text-style-name="P6" draw:layer="layout" svg:width="2.4cm" svg:height="0.75cm" svg:x="16.2cm" svg:y="21.25cm">
          <draw:text-box>
            <text:p><text:span text:style-name="T3">Front</text:span></text:p>
          </draw:text-box>
        </draw:frame>
        <draw:frame draw:style-name="gr7" draw:text-style-name="P6" draw:layer="layout" svg:width="2.4cm" svg:height="0.75cm" svg:x="16.2cm" svg:y="14.65cm">
          <draw:text-box>
            <text:p><text:span text:style-name="T3">Front</text:span></text:p>
          </draw:text-box>
        </draw:frame>
        <draw:frame draw:style-name="gr7" draw:text-style-name="P6" draw:layer="layout" svg:width="2.4cm" svg:height="0.75cm" svg:x="16.1cm" svg:y="8.4cm">
          <draw:text-box>
            <text:p><text:span text:style-name="T3">Fron</text:span><text:span text:style-name="T5">t(</text:span><text:span text:style-name="T5">緑</text:span><text:span text:style-name="T5">)</text:span></text:p>
          </draw:text-box>
        </draw:frame>
        <draw:frame draw:style-name="gr16" draw:text-style-name="P7" draw:layer="layout" svg:width="1.344cm" svg:height="0.645cm" svg:x="15.6cm" svg:y="5.014cm">
          <draw:text-box>
            <text:p><text:span text:style-name="T4">WOY</text:span></text:p>
          </draw:text-box>
        </draw:frame>
        <draw:frame draw:style-name="gr17" draw:text-style-name="P10" draw:layer="layout" svg:width="7cm" svg:height="1.35cm" svg:x="1.9cm" svg:y="1.8cm">
          <draw:text-box>
            <text:p><text:span text:style-name="T6">場所の名前</text:span><text:span text:style-name="T6">(L_~~)</text:span></text:p>
          </draw:text-box>
        </draw:frame>
        <draw:frame draw:style-name="gr18" draw:text-style-name="P10" draw:layer="layout" svg:width="8.4cm" svg:height="1.15cm" svg:x="11.3cm" svg:y="1.7cm">
          <draw:text-box>
            <text:p><text:span text:style-name="T6">ピースの名前</text:span><text:span text:style-name="T6">(PIECES)</text:span></text:p>
          </draw:text-box>
        </draw:frame>
        <draw:frame draw:style-name="gr19" draw:text-style-name="P7" draw:layer="layout" svg:width="1.1cm" svg:height="0.65cm" svg:x="16.8cm" svg:y="5.1cm">
          <draw:text-box>
            <text:p><text:span text:style-name="T4">WY</text:span></text:p>
          </draw:text-box>
        </draw:frame>
        <draw:frame draw:style-name="gr5" draw:text-style-name="P7" draw:layer="layout" svg:width="1.5cm" svg:height="0.645cm" svg:x="17.6cm" svg:y="5.06cm">
          <draw:text-box>
            <text:p><text:span text:style-name="T4">WRY</text:span></text:p>
          </draw:text-box>
        </draw:frame>
        <draw:frame draw:style-name="gr20" draw:text-style-name="P7" draw:layer="layout" svg:width="1.3cm" svg:height="0.85cm" svg:x="15.7cm" svg:y="6.05cm">
          <draw:text-box>
            <text:p><text:span text:style-name="T4">WO</text:span></text:p>
          </draw:text-box>
        </draw:frame>
        <draw:frame draw:style-name="gr21" draw:text-style-name="P7" draw:layer="layout" svg:width="0.9cm" svg:height="0.645cm" svg:x="16.8cm" svg:y="6.3cm">
          <draw:text-box>
            <text:p><text:span text:style-name="T4">W</text:span></text:p>
          </draw:text-box>
        </draw:frame>
        <draw:frame draw:style-name="gr5" draw:text-style-name="P7" draw:layer="layout" svg:width="1.3cm" svg:height="0.645cm" svg:x="17.7cm" svg:y="6.1cm">
          <draw:text-box>
            <text:p><text:span text:style-name="T4">WR</text:span></text:p>
          </draw:text-box>
        </draw:frame>
        <draw:frame draw:style-name="gr22" draw:text-style-name="P7" draw:layer="layout" svg:width="1.5cm" svg:height="0.645cm" svg:x="15.5cm" svg:y="7.1cm">
          <draw:text-box>
            <text:p><text:span text:style-name="T4">WOG</text:span></text:p>
          </draw:text-box>
        </draw:frame>
        <draw:frame draw:style-name="gr14" draw:text-style-name="P7" draw:layer="layout" svg:width="1.112cm" svg:height="0.645cm" svg:x="16.7cm" svg:y="7.2cm">
          <draw:text-box>
            <text:p><text:span text:style-name="T4">WG</text:span></text:p>
          </draw:text-box>
        </draw:frame>
        <draw:frame draw:style-name="gr14" draw:text-style-name="P7" draw:layer="layout" svg:width="1.366cm" svg:height="0.645cm" svg:x="17.517cm" svg:y="7.2cm">
          <draw:text-box>
            <text:p><text:span text:style-name="T4">WRG</text:span></text:p>
          </draw:text-box>
        </draw:frame>
        <draw:frame draw:style-name="gr14" draw:text-style-name="P7" draw:layer="layout" svg:width="1.01cm" svg:height="0.645cm" svg:x="15.7cm" svg:y="11.7cm">
          <draw:text-box>
            <text:p><text:span text:style-name="T4">OY</text:span></text:p>
          </draw:text-box>
        </draw:frame>
        <draw:frame draw:style-name="gr14" draw:text-style-name="P7" draw:layer="layout" svg:width="0.739cm" svg:height="0.645cm" svg:x="16.8cm" svg:y="11.7cm">
          <draw:text-box>
            <text:p><text:span text:style-name="T4">Y</text:span></text:p>
          </draw:text-box>
        </draw:frame>
        <draw:frame draw:style-name="gr20" draw:text-style-name="P7" draw:layer="layout" svg:width="1cm" svg:height="0.85cm" svg:x="17.7cm" svg:y="11.7cm">
          <draw:text-box>
            <text:p><text:span text:style-name="T4">RY</text:span></text:p>
          </draw:text-box>
        </draw:frame>
        <draw:frame draw:style-name="gr14" draw:text-style-name="P7" draw:layer="layout" svg:width="0.777cm" svg:height="0.645cm" svg:x="15.8cm" svg:y="12.7cm">
          <draw:text-box>
            <text:p><text:span text:style-name="T4">O</text:span></text:p>
          </draw:text-box>
        </draw:frame>
        <draw:frame draw:style-name="gr14" draw:text-style-name="P7" draw:layer="layout" svg:width="0.756cm" svg:height="0.645cm" svg:x="17.8cm" svg:y="12.7cm">
          <draw:text-box>
            <text:p><text:span text:style-name="T4">R</text:span></text:p>
          </draw:text-box>
        </draw:frame>
        <draw:frame draw:style-name="gr14" draw:text-style-name="P7" draw:layer="layout" svg:width="1.052cm" svg:height="0.645cm" svg:x="15.8cm" svg:y="13.7cm">
          <draw:text-box>
            <text:p><text:span text:style-name="T4">OG</text:span></text:p>
          </draw:text-box>
        </draw:frame>
        <draw:frame draw:style-name="gr14" draw:text-style-name="P7" draw:layer="layout" svg:width="0.777cm" svg:height="0.645cm" svg:x="16.8cm" svg:y="13.7cm">
          <draw:text-box>
            <text:p><text:span text:style-name="T4">G</text:span></text:p>
          </draw:text-box>
        </draw:frame>
        <draw:frame draw:style-name="gr14" draw:text-style-name="P7" draw:layer="layout" svg:width="1.031cm" svg:height="0.645cm" svg:x="17.8cm" svg:y="13.7cm">
          <draw:text-box>
            <text:p><text:span text:style-name="T4">RG</text:span></text:p>
          </draw:text-box>
        </draw:frame>
        <draw:frame draw:style-name="gr14" draw:text-style-name="P7" draw:layer="layout" svg:width="1.247cm" svg:height="0.645cm" svg:x="15.7cm" svg:y="18.1cm">
          <draw:text-box>
            <text:p><text:span text:style-name="T4">BOY</text:span></text:p>
          </draw:text-box>
        </draw:frame>
        <draw:frame draw:style-name="gr14" draw:text-style-name="P7" draw:layer="layout" svg:width="0.972cm" svg:height="0.645cm" svg:x="16.8cm" svg:y="18cm">
          <draw:text-box>
            <text:p><text:span text:style-name="T4">BY</text:span></text:p>
          </draw:text-box>
        </draw:frame>
        <draw:frame draw:style-name="gr14" draw:text-style-name="P7" draw:layer="layout" svg:width="1.222cm" svg:height="0.645cm" svg:x="17.8cm" svg:y="18.1cm">
          <draw:text-box>
            <text:p><text:span text:style-name="T4">BRY</text:span></text:p>
          </draw:text-box>
        </draw:frame>
        <draw:frame draw:style-name="gr14" draw:text-style-name="P7" draw:layer="layout" svg:width="1.01cm" svg:height="0.645cm" svg:x="15.8cm" svg:y="19.1cm">
          <draw:text-box>
            <text:p><text:span text:style-name="T4">BO</text:span></text:p>
          </draw:text-box>
        </draw:frame>
        <draw:frame draw:style-name="gr14" draw:text-style-name="P7" draw:layer="layout" svg:width="0.739cm" svg:height="0.645cm" svg:x="16.8cm" svg:y="19.1cm">
          <draw:text-box>
            <text:p><text:span text:style-name="T4">B</text:span></text:p>
          </draw:text-box>
        </draw:frame>
        <draw:frame draw:style-name="gr14" draw:text-style-name="P7" draw:layer="layout" svg:width="0.993cm" svg:height="0.645cm" svg:x="17.8cm" svg:y="19.1cm">
          <draw:text-box>
            <text:p><text:span text:style-name="T4">BR</text:span></text:p>
          </draw:text-box>
        </draw:frame>
        <draw:frame draw:style-name="gr14" draw:text-style-name="P7" draw:layer="layout" svg:width="1.285cm" svg:height="0.645cm" svg:x="15.7cm" svg:y="20.06cm">
          <draw:text-box>
            <text:p><text:span text:style-name="T4">BOG</text:span></text:p>
          </draw:text-box>
        </draw:frame>
        <draw:frame draw:style-name="gr14" draw:text-style-name="P7" draw:layer="layout" svg:width="1.01cm" svg:height="0.645cm" svg:x="16.8cm" svg:y="20.2cm">
          <draw:text-box>
            <text:p><text:span text:style-name="T4">BG</text:span></text:p>
          </draw:text-box>
        </draw:frame>
        <draw:frame draw:style-name="gr14" draw:text-style-name="P7" draw:layer="layout" svg:width="1.268cm" svg:height="0.645cm" svg:x="17.741cm" svg:y="20.2cm">
          <draw:text-box>
            <text:p><text:span text:style-name="T4">BRG</text:span></text:p>
          </draw:text-box>
        </draw:frame>
        <draw:frame draw:style-name="gr14" draw:text-style-name="P7" draw:layer="layout" svg:width="0.993cm" svg:height="0.645cm" svg:x="4.9cm" svg:y="5.7cm">
          <draw:text-box>
            <text:p><text:span text:style-name="T4">UB</text:span></text:p>
          </draw:text-box>
        </draw:frame>
        <draw:frame draw:style-name="gr14" draw:text-style-name="P7" draw:layer="layout" svg:width="1.247cm" svg:height="0.645cm" svg:x="5.8cm" svg:y="5.66cm">
          <draw:text-box>
            <text:p><text:span text:style-name="T4">URB</text:span></text:p>
          </draw:text-box>
        </draw:frame>
        <draw:frame draw:style-name="gr14" draw:text-style-name="P7" draw:layer="layout" svg:width="0.955cm" svg:height="0.645cm" svg:x="3.8cm" svg:y="6.7cm">
          <draw:text-box>
            <text:p><text:span text:style-name="T4">UL</text:span></text:p>
          </draw:text-box>
        </draw:frame>
        <draw:frame draw:style-name="gr14" draw:text-style-name="P7" draw:layer="layout" svg:width="0.756cm" svg:height="0.645cm" svg:x="4.9cm" svg:y="6.7cm">
          <draw:text-box>
            <text:p><text:span text:style-name="T4">U</text:span></text:p>
          </draw:text-box>
        </draw:frame>
        <draw:frame draw:style-name="gr14" draw:text-style-name="P7" draw:layer="layout" svg:width="1.01cm" svg:height="0.645cm" svg:x="5.9cm" svg:y="6.8cm">
          <draw:text-box>
            <text:p><text:span text:style-name="T4">UR</text:span></text:p>
          </draw:text-box>
        </draw:frame>
        <draw:frame draw:style-name="gr14" draw:text-style-name="P7" draw:layer="layout" svg:width="1.171cm" svg:height="0.645cm" svg:x="3.782cm" svg:y="7.7cm">
          <draw:text-box>
            <text:p><text:span text:style-name="T4">ULF</text:span></text:p>
          </draw:text-box>
        </draw:frame>
        <draw:frame draw:style-name="gr14" draw:text-style-name="P7" draw:layer="layout" svg:width="0.972cm" svg:height="0.645cm" svg:x="4.9cm" svg:y="7.7cm">
          <draw:text-box>
            <text:p><text:span text:style-name="T4">UF</text:span></text:p>
          </draw:text-box>
        </draw:frame>
        <draw:frame draw:style-name="gr14" draw:text-style-name="P7" draw:layer="layout" svg:width="1.226cm" svg:height="0.645cm" svg:x="5.8cm" svg:y="7.7cm">
          <draw:text-box>
            <text:p><text:span text:style-name="T4">URF</text:span></text:p>
          </draw:text-box>
        </draw:frame>
        <draw:frame draw:style-name="gr14" draw:text-style-name="P7" draw:layer="layout" svg:width="0.934cm" svg:height="0.645cm" svg:x="3.9cm" svg:y="12.3cm">
          <draw:text-box>
            <text:p><text:span text:style-name="T4">LB</text:span></text:p>
          </draw:text-box>
        </draw:frame>
        <draw:frame draw:style-name="gr14" draw:text-style-name="P7" draw:layer="layout" svg:width="0.739cm" svg:height="0.645cm" svg:x="4.9cm" svg:y="12.4cm">
          <draw:text-box>
            <text:p><text:span text:style-name="T4">B</text:span></text:p>
          </draw:text-box>
        </draw:frame>
        <draw:frame draw:style-name="gr23" draw:text-style-name="P7" draw:layer="layout" svg:width="0.993cm" svg:height="0.84cm" svg:x="5.9cm" svg:y="12.2cm">
          <draw:text-box>
            <text:p><text:span text:style-name="T4">RB</text:span></text:p>
          </draw:text-box>
        </draw:frame>
        <draw:frame draw:style-name="gr14" draw:text-style-name="P7" draw:layer="layout" svg:width="0.697cm" svg:height="0.645cm" svg:x="3.9cm" svg:y="13.3cm">
          <draw:text-box>
            <text:p><text:span text:style-name="T4">L</text:span></text:p>
          </draw:text-box>
        </draw:frame>
        <draw:frame draw:style-name="gr14" draw:text-style-name="P7" draw:layer="layout" svg:width="0.756cm" svg:height="0.645cm" svg:x="5.9cm" svg:y="13.4cm">
          <draw:text-box>
            <text:p><text:span text:style-name="T4">R</text:span></text:p>
          </draw:text-box>
        </draw:frame>
        <draw:frame draw:style-name="gr14" draw:text-style-name="P7" draw:layer="layout" svg:width="0.913cm" svg:height="0.645cm" svg:x="3.9cm" svg:y="14.4cm">
          <draw:text-box>
            <text:p><text:span text:style-name="T4">LF</text:span></text:p>
          </draw:text-box>
        </draw:frame>
        <draw:frame draw:style-name="gr14" draw:text-style-name="P7" draw:layer="layout" svg:width="0.718cm" svg:height="0.645cm" svg:x="4.9cm" svg:y="14.4cm">
          <draw:text-box>
            <text:p><text:span text:style-name="T4">F</text:span></text:p>
          </draw:text-box>
        </draw:frame>
        <draw:frame draw:style-name="gr14" draw:text-style-name="P7" draw:layer="layout" svg:width="0.972cm" svg:height="0.645cm" svg:x="6cm" svg:y="14.4cm">
          <draw:text-box>
            <text:p><text:span text:style-name="T4">RF</text:span></text:p>
          </draw:text-box>
        </draw:frame>
        <draw:frame draw:style-name="gr14" draw:text-style-name="P7" draw:layer="layout" svg:width="1.188cm" svg:height="0.645cm" svg:x="3.824cm" svg:y="18.7cm">
          <draw:text-box>
            <text:p><text:span text:style-name="T4">DLB</text:span></text:p>
          </draw:text-box>
        </draw:frame>
        <draw:frame draw:style-name="gr14" draw:text-style-name="P7" draw:layer="layout" svg:width="0.993cm" svg:height="0.645cm" svg:x="4.9cm" svg:y="18.7cm">
          <draw:text-box>
            <text:p><text:span text:style-name="T4">DB</text:span></text:p>
          </draw:text-box>
        </draw:frame>
        <draw:frame draw:style-name="gr14" draw:text-style-name="P7" draw:layer="layout" svg:width="1.247cm" svg:height="0.645cm" svg:x="5.9cm" svg:y="18.7cm">
          <draw:text-box>
            <text:p><text:span text:style-name="T4">DRB</text:span></text:p>
          </draw:text-box>
        </draw:frame>
        <draw:frame draw:style-name="gr14" draw:text-style-name="P7" draw:layer="layout" svg:width="0.955cm" svg:height="0.645cm" svg:x="3.9cm" svg:y="19.7cm">
          <draw:text-box>
            <text:p><text:span text:style-name="T4">DL</text:span></text:p>
          </draw:text-box>
        </draw:frame>
        <draw:frame draw:style-name="gr14" draw:text-style-name="P7" draw:layer="layout" svg:width="1.171cm" svg:height="0.645cm" svg:x="3.824cm" svg:y="20.712cm">
          <draw:text-box>
            <text:p><text:span text:style-name="T4">DLF</text:span></text:p>
          </draw:text-box>
        </draw:frame>
        <draw:frame draw:style-name="gr14" draw:text-style-name="P7" draw:layer="layout" svg:width="0.756cm" svg:height="0.645cm" svg:x="5cm" svg:y="19.7cm">
          <draw:text-box>
            <text:p><text:span text:style-name="T4">D</text:span></text:p>
          </draw:text-box>
        </draw:frame>
        <draw:frame draw:style-name="gr14" draw:text-style-name="P7" draw:layer="layout" svg:width="1.01cm" svg:height="0.645cm" svg:x="6cm" svg:y="19.8cm">
          <draw:text-box>
            <text:p><text:span text:style-name="T4">DR</text:span></text:p>
          </draw:text-box>
        </draw:frame>
        <draw:frame draw:style-name="gr14" draw:text-style-name="P7" draw:layer="layout" svg:width="0.972cm" svg:height="0.645cm" svg:x="4.9cm" svg:y="20.8cm">
          <draw:text-box>
            <text:p><text:span text:style-name="T4">DF</text:span></text:p>
          </draw:text-box>
        </draw:frame>
        <draw:frame draw:style-name="gr24" draw:text-style-name="P7" draw:layer="layout" svg:width="1.226cm" svg:height="1cm" svg:x="5.9cm" svg:y="20.7cm">
          <draw:text-box>
            <text:p><text:span text:style-name="T4">D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2T17:09:38.68</meta:creation-date>
    <meta:editing-duration>PT2H25M27S</meta:editing-duration>
    <meta:editing-cycles>4</meta:editing-cycles>
    <meta:generator>LibreOffice/3.5$MacOSX_x86 LibreOffice_project/281b639-6baa1d3-ef66a77-d866f25-f36d45f</meta:generator>
    <dc:date>2012-06-15T21:15:08</dc:date>
    <meta:document-statistic meta:object-count="121"/>
  </office:meta>
</office:document-meta>
</file>